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19cm" table:align="center"/>
    </style:style>
    <style:style style:name="Tableau1.A" style:family="table-column">
      <style:table-column-properties style:column-width="6.375cm"/>
    </style:style>
    <style:style style:name="Tableau1.B" style:family="table-column">
      <style:table-column-properties style:column-width="3.81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5.447cm" table:align="center"/>
    </style:style>
    <style:style style:name="Tableau3.A" style:family="table-column">
      <style:table-column-properties style:column-width="1.501cm"/>
    </style:style>
    <style:style style:name="Tableau3.B" style:family="table-column">
      <style:table-column-properties style:column-width="0.443cm"/>
    </style:style>
    <style:style style:name="Tableau3.E" style:family="table-column">
      <style:table-column-properties style:column-width="0.654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3.H1" style:family="table-cell" style:data-style-name="N0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5.879cm" table:align="center"/>
    </style:style>
    <style:style style:name="Tableau2.A" style:family="table-column">
      <style:table-column-properties style:column-width="1.501cm"/>
    </style:style>
    <style:style style:name="Tableau2.B" style:family="table-column">
      <style:table-column-properties style:column-width="0.443cm"/>
    </style:style>
    <style:style style:name="Tableau2.F" style:family="table-column">
      <style:table-column-properties style:column-width="0.654cm"/>
    </style:style>
    <style:style style:name="Tableau2.P" style:family="table-column">
      <style:table-column-properties style:column-width="0.866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2.V1" style:family="table-cell" style:data-style-name="N0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V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4.617cm" table:align="center"/>
    </style:style>
    <style:style style:name="Tableau4.A" style:family="table-column">
      <style:table-column-properties style:column-width="1.924cm"/>
    </style:style>
    <style:style style:name="Tableau4.B" style:family="table-column">
      <style:table-column-properties style:column-width="2.203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1.658cm"/>
    </style:style>
    <style:style style:name="Tableau4.E" style:family="table-column">
      <style:table-column-properties style:column-width="2.406cm"/>
    </style:style>
    <style:style style:name="Tableau4.F" style:family="table-column">
      <style:table-column-properties style:column-width="3.949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4.F1" style:family="table-cell" style:data-style-name="N0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ON D'UN PERSONNAGE</text:p>
      <text:p text:style-name="Standard"/>
      <text:p text:style-name="Standard">possibilité de crer un Mage ou un Compagnon pour jouer les deux</text:p>
      <text:p text:style-name="Standard">NB : pour ceux qui ne veulent pas créer de perso, il y a des prétirés</text:p>
      <text:p text:style-name="Standard"/>
      <text:p text:style-name="Standard">pour vous donner une idée du niveau de vos compétences, le système repose sur un jet de dé confronté à un niveau de difficulté</text:p>
      <text:p text:style-name="Standard">jet de dés = d10 + score compétence + score de caractéristique</text:p>
      <text:p text:style-name="Standard">niveaux de difficulté :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4">Difficulté</text:p>
          </table:table-cell>
          <table:table-cell table:style-name="Tableau4.B1" office:value-type="float" office:value="3">
            <text:p text:style-name="P5">3</text:p>
          </table:table-cell>
          <table:table-cell table:style-name="Tableau4.B1" office:value-type="float" office:value="6">
            <text:p text:style-name="P5">6</text:p>
          </table:table-cell>
          <table:table-cell table:style-name="Tableau4.B1" office:value-type="float" office:value="9">
            <text:p text:style-name="P5">9</text:p>
          </table:table-cell>
          <table:table-cell table:style-name="Tableau4.B1" office:value-type="float" office:value="12">
            <text:p text:style-name="P5">12</text:p>
          </table:table-cell>
          <table:table-cell table:style-name="Tableau4.F1" office:value-type="float" office:value="15">
            <text:p text:style-name="P5">15</text:p>
          </table:table-cell>
        </table:table-row>
        <table:table-row>
          <table:table-cell table:style-name="Tableau4.A2" office:value-type="string">
            <text:p text:style-name="P4">Niveau</text:p>
          </table:table-cell>
          <table:table-cell table:style-name="Tableau4.A2" office:value-type="string">
            <text:p text:style-name="P5">Très simple</text:p>
          </table:table-cell>
          <table:table-cell table:style-name="Tableau4.A2" office:value-type="string">
            <text:p text:style-name="P5">Assez simple</text:p>
          </table:table-cell>
          <table:table-cell table:style-name="Tableau4.A2" office:value-type="string">
            <text:p text:style-name="P5">Difficile</text:p>
          </table:table-cell>
          <table:table-cell table:style-name="Tableau4.A2" office:value-type="string">
            <text:p text:style-name="P5">Très difficile</text:p>
          </table:table-cell>
          <table:table-cell table:style-name="Tableau4.F2" office:value-type="string">
            <text:p text:style-name="P5">Extrêmement difficile</text:p>
          </table:table-cell>
        </table:table-row>
      </table:table>
      <text:p text:style-name="Standard"/>
      <text:p text:style-name="P1">Concept</text:p>
      <text:p text:style-name="Standard">Mage : choisir une maison d'appartenance</text:p>
      <text:p text:style-name="Standard">Compagnon : choisir une des vocations</text:p>
      <text:p text:style-name="Standard">Choisir âge, sexe, origines, apparence, taille (0 de base = taille normale, -1 nain, +1 très grand), signes particuliers, etc...</text:p>
      <text:p text:style-name="Standard"/>
      <text:p text:style-name="Standard"><text:span text:style-name="T1">NB pour l'âge </text:span>: après 35 ans, il y a des jets sur une table de vieillissement mais les Mages créent une potion de longévité qui leur permettent de vivre un, voir deux siècles. </text:p>
      <text:p text:style-name="Standard">Néanmoins, il est prévu que les nouveau personnages soient jeunes, donc inexpérimentés en Magie.</text:p>
      <text:p text:style-name="Standard"/>
      <text:p text:style-name="P1">8 caractéristiques</text:p>
      <text:p text:style-name="Standard">Jeter un d10 puis un 2ème et faire résultat 1 – résultat 2</text:p>
      <text:p text:style-name="Standard">répartir le résultat sur une paire de carac, avec un mini de -5 et un maxi de +5</text:p>
      <text:p text:style-name="Standard">le faire 4 fois </text:p>
      <text:p text:style-name="Standard"/>
      <text:p text:style-name="Standard"><text:span text:style-name="T1">ex 1 </text:span>: 1er d10 : 7, 2ème d10 : 3 &lt;=&gt; résultat de <text:s/>7 – 3 = + 4, soit +5 en Force et -1 en Présence, ou +2 en Force et +2 en Présence, etc...</text:p>
      <text:p text:style-name="Standard"><text:span text:style-name="T1">ex 2 :</text:span> 1er d10 : 2, 2ème d10 : 5 &lt;=&gt; résultat de <text:s/>2 – 5 = -3, soit -2 en Force et -1 en Présence, ou +1 en Force et -4 en Présence, etc....</text:p>
      <text:p text:style-name="Standard"/>
      <text:p text:style-name="P1">Vertus et vices</text:p>
      <text:p text:style-name="Standard">les points de vertus doivent être inférieurs ou égaux aux points de vices</text:p>
      <text:p text:style-name="Standard">points de vice maximum : 10 pour un Mage, 7 pour un Compagnon</text:p>
      <text:p text:style-name="Standard"/>
      <text:p text:style-name="P1">Compétences</text:p>
      <text:p text:style-name="Standard">Elles sont réparties entre talents et aptitudes. La différence c'est qu'il est plus dur de réussir quand on n'a pas une aptitude qu'un talent.</text:p>
      <text:p text:style-name="Standard"/>
      <text:p text:style-name="Standard">Chaque personnage a des compétences de base offertes 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Mages</text:p>
          </table:table-cell>
          <table:table-cell table:style-name="Tableau1.B1" office:value-type="string">
            <text:p text:style-name="P4">Compagnon</text:p>
          </table:table-cell>
        </table:table-row>
        <table:table-row>
          <table:table-cell table:style-name="Tableau1.A2" office:value-type="string">
            <text:p text:style-name="P5">Langue maternelle 5</text:p>
            <text:p text:style-name="P5">Latin 4</text:p>
            <text:p text:style-name="P5">Lecture/Ecriture (Latin) 3</text:p>
            <text:p text:style-name="P5">Théorie de la Magie 5</text:p>
            <text:p text:style-name="P5">Connaissance de l'Ordre d'Hermès 2</text:p>
            <text:p text:style-name="P5">Histoire de l'Ordre d'Hermès 2</text:p>
            <text:p text:style-name="P5">Parma magica 2</text:p>
          </table:table-cell>
          <table:table-cell table:style-name="Tableau1.B2" office:value-type="string">
            <text:p text:style-name="P5"><text:s/>Langue maternelle 5</text:p>
          </table:table-cell>
        </table:table-row>
      </table:table>
      <text:p text:style-name="Standard"><text:soft-page-break/>Nombre de points à répartir : 2 * âge</text:p>
      <text:p text:style-name="Standard"><text:span text:style-name="T1">Coûts </text:span>:</text:p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 table:number-columns-repeated="4"/>
        <table:table-row>
          <table:table-cell table:style-name="Tableau3.A1" office:value-type="string">
            <text:p text:style-name="P4">Niveau</text:p>
          </table:table-cell>
          <table:table-cell table:style-name="Tableau3.B1" office:value-type="float" office:value="1">
            <text:p text:style-name="P5">1</text:p>
          </table:table-cell>
          <table:table-cell table:style-name="Tableau3.B1" office:value-type="float" office:value="2">
            <text:p text:style-name="P5">2</text:p>
          </table:table-cell>
          <table:table-cell table:style-name="Tableau3.B1" office:value-type="float" office:value="3">
            <text:p text:style-name="P5">3</text:p>
          </table:table-cell>
          <table:table-cell table:style-name="Tableau3.B1" office:value-type="float" office:value="4">
            <text:p text:style-name="P5">4</text:p>
          </table:table-cell>
          <table:table-cell table:style-name="Tableau3.B1" office:value-type="float" office:value="5">
            <text:p text:style-name="P5">5</text:p>
          </table:table-cell>
          <table:table-cell table:style-name="Tableau3.B1" office:value-type="float" office:value="6">
            <text:p text:style-name="P5">6</text:p>
          </table:table-cell>
          <table:table-cell table:style-name="Tableau3.H1" office:value-type="float" office:value="7">
            <text:p text:style-name="P5">7</text:p>
          </table:table-cell>
        </table:table-row>
        <table:table-row>
          <table:table-cell table:style-name="Tableau3.A2" office:value-type="string">
            <text:p text:style-name="P4">Coût</text:p>
          </table:table-cell>
          <table:table-cell table:style-name="Tableau3.B2" office:value-type="float" office:value="1">
            <text:p text:style-name="P5">1</text:p>
          </table:table-cell>
          <table:table-cell table:style-name="Tableau3.B2" office:value-type="float" office:value="3">
            <text:p text:style-name="P5">3</text:p>
          </table:table-cell>
          <table:table-cell table:style-name="Tableau3.B2" office:value-type="float" office:value="6">
            <text:p text:style-name="P5">6</text:p>
          </table:table-cell>
          <table:table-cell table:style-name="Tableau3.B2" office:value-type="float" office:value="10">
            <text:p text:style-name="P5">10</text:p>
          </table:table-cell>
          <table:table-cell table:style-name="Tableau3.B2" office:value-type="float" office:value="15">
            <text:p text:style-name="P5">15</text:p>
          </table:table-cell>
          <table:table-cell table:style-name="Tableau3.B2" office:value-type="float" office:value="21">
            <text:p text:style-name="P5">21</text:p>
          </table:table-cell>
          <table:table-cell table:style-name="Tableau3.H2" office:value-type="string">
            <text:p text:style-name="P5">28</text:p>
          </table:table-cell>
        </table:table-row>
      </table:table>
      <text:p text:style-name="Standard"/>
      <text:p text:style-name="Standard"><text:span text:style-name="T1">NB compétences de base</text:span> : par exemple, pour passer Latin de 4 à 6, vous dépensez 21 – 10 = 11 points.</text:p>
      <text:p text:style-name="Standard"/>
      <text:p text:style-name="Standard"><text:span text:style-name="T1">NB Mages </text:span>: les talents et aptitudes mystiques sont très importantes, comme la connaissance de la Théorie de la Magie.</text:p>
      <text:p text:style-name="Standard">Certamen : utilisé lors des duels magiques</text:p>
      <text:p text:style-name="Standard">Parma magica : renforce la Résistance magique</text:p>
      <text:p text:style-name="Standard"/>
      <text:p text:style-name="Standard"/>
      <text:p text:style-name="P1">Etudes magiques</text:p>
      <text:p text:style-name="P3">Formes de magie</text:p>
      <text:p text:style-name="Standard">Il faut mettre un score dans les 15 formes de magies (0 est un score, pas de négatif possible).</text:p>
      <text:p text:style-name="Standard">Vous avez 150 points à répartir selon les coûts suivants :</text:p>
      <text:p text:style-name="Standard"/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 table:number-columns-repeated="10"/>
        <table:table-column table:style-name="Tableau2.P" table:number-columns-repeated="7"/>
        <table:table-row>
          <table:table-cell table:style-name="Tableau2.A1" office:value-type="string">
            <text:p text:style-name="P4">Niveau</text:p>
          </table:table-cell>
          <table:table-cell table:style-name="Tableau2.B1" office:value-type="float" office:value="0">
            <text:p text:style-name="P5">0</text:p>
          </table:table-cell>
          <table:table-cell table:style-name="Tableau2.B1" office:value-type="float" office:value="1">
            <text:p text:style-name="P5">1</text:p>
          </table:table-cell>
          <table:table-cell table:style-name="Tableau2.B1" office:value-type="float" office:value="2">
            <text:p text:style-name="P5">2</text:p>
          </table:table-cell>
          <table:table-cell table:style-name="Tableau2.B1" office:value-type="float" office:value="3">
            <text:p text:style-name="P5">3</text:p>
          </table:table-cell>
          <table:table-cell table:style-name="Tableau2.B1" office:value-type="float" office:value="4">
            <text:p text:style-name="P5">4</text:p>
          </table:table-cell>
          <table:table-cell table:style-name="Tableau2.B1" office:value-type="float" office:value="5">
            <text:p text:style-name="P5">5</text:p>
          </table:table-cell>
          <table:table-cell table:style-name="Tableau2.B1" office:value-type="float" office:value="6">
            <text:p text:style-name="P5">6</text:p>
          </table:table-cell>
          <table:table-cell table:style-name="Tableau2.B1" office:value-type="float" office:value="7">
            <text:p text:style-name="P5">7</text:p>
          </table:table-cell>
          <table:table-cell table:style-name="Tableau2.B1" office:value-type="float" office:value="8">
            <text:p text:style-name="P5">8</text:p>
          </table:table-cell>
          <table:table-cell table:style-name="Tableau2.B1" office:value-type="float" office:value="9">
            <text:p text:style-name="P5">9</text:p>
          </table:table-cell>
          <table:table-cell table:style-name="Tableau2.B1" office:value-type="float" office:value="10">
            <text:p text:style-name="P5">10</text:p>
          </table:table-cell>
          <table:table-cell table:style-name="Tableau2.B1" office:value-type="float" office:value="11">
            <text:p text:style-name="P5">11</text:p>
          </table:table-cell>
          <table:table-cell table:style-name="Tableau2.B1" office:value-type="float" office:value="12">
            <text:p text:style-name="P5">12</text:p>
          </table:table-cell>
          <table:table-cell table:style-name="Tableau2.B1" office:value-type="float" office:value="13">
            <text:p text:style-name="P5">13</text:p>
          </table:table-cell>
          <table:table-cell table:style-name="Tableau2.B1" office:value-type="float" office:value="14">
            <text:p text:style-name="P5">14</text:p>
          </table:table-cell>
          <table:table-cell table:style-name="Tableau2.B1" office:value-type="float" office:value="15">
            <text:p text:style-name="P5">15</text:p>
          </table:table-cell>
          <table:table-cell table:style-name="Tableau2.B1" office:value-type="float" office:value="16">
            <text:p text:style-name="P5">16</text:p>
          </table:table-cell>
          <table:table-cell table:style-name="Tableau2.B1" office:value-type="float" office:value="17">
            <text:p text:style-name="P5">17</text:p>
          </table:table-cell>
          <table:table-cell table:style-name="Tableau2.B1" office:value-type="float" office:value="18">
            <text:p text:style-name="P5">18</text:p>
          </table:table-cell>
          <table:table-cell table:style-name="Tableau2.B1" office:value-type="float" office:value="19">
            <text:p text:style-name="P5">19</text:p>
          </table:table-cell>
          <table:table-cell table:style-name="Tableau2.V1" office:value-type="float" office:value="20">
            <text:p text:style-name="P5">20</text:p>
          </table:table-cell>
        </table:table-row>
        <table:table-row>
          <table:table-cell table:style-name="Tableau2.A2" office:value-type="string">
            <text:p text:style-name="P4">Coût</text:p>
          </table:table-cell>
          <table:table-cell table:style-name="Tableau2.B2" office:value-type="float" office:value="0">
            <text:p text:style-name="P5">0</text:p>
          </table:table-cell>
          <table:table-cell table:style-name="Tableau2.B2" office:value-type="float" office:value="1">
            <text:p text:style-name="P5">1</text:p>
          </table:table-cell>
          <table:table-cell table:style-name="Tableau2.B2" office:value-type="float" office:value="3">
            <text:p text:style-name="P5">3</text:p>
          </table:table-cell>
          <table:table-cell table:style-name="Tableau2.B2" office:value-type="float" office:value="6">
            <text:p text:style-name="P5">6</text:p>
          </table:table-cell>
          <table:table-cell table:style-name="Tableau2.B2" office:value-type="float" office:value="10">
            <text:p text:style-name="P5">10</text:p>
          </table:table-cell>
          <table:table-cell table:style-name="Tableau2.B2" office:value-type="float" office:value="15">
            <text:p text:style-name="P5">15</text:p>
          </table:table-cell>
          <table:table-cell table:style-name="Tableau2.B2" office:value-type="float" office:value="21">
            <text:p text:style-name="P5">21</text:p>
          </table:table-cell>
          <table:table-cell table:style-name="Tableau2.B2" office:value-type="float" office:value="28">
            <text:p text:style-name="P5">28</text:p>
          </table:table-cell>
          <table:table-cell table:style-name="Tableau2.B2" office:value-type="float" office:value="36">
            <text:p text:style-name="P5">36</text:p>
          </table:table-cell>
          <table:table-cell table:style-name="Tableau2.B2" office:value-type="float" office:value="45">
            <text:p text:style-name="P5">45</text:p>
          </table:table-cell>
          <table:table-cell table:style-name="Tableau2.B2" office:value-type="float" office:value="55">
            <text:p text:style-name="P5">55</text:p>
          </table:table-cell>
          <table:table-cell table:style-name="Tableau2.B2" office:value-type="float" office:value="66">
            <text:p text:style-name="P5">66</text:p>
          </table:table-cell>
          <table:table-cell table:style-name="Tableau2.B2" office:value-type="float" office:value="78">
            <text:p text:style-name="P5">78</text:p>
          </table:table-cell>
          <table:table-cell table:style-name="Tableau2.B2" office:value-type="float" office:value="91">
            <text:p text:style-name="P5">91</text:p>
          </table:table-cell>
          <table:table-cell table:style-name="Tableau2.B2" office:value-type="float" office:value="105">
            <text:p text:style-name="P5">105</text:p>
          </table:table-cell>
          <table:table-cell table:style-name="Tableau2.B2" office:value-type="float" office:value="120">
            <text:p text:style-name="P5">120</text:p>
          </table:table-cell>
          <table:table-cell table:style-name="Tableau2.B2" office:value-type="float" office:value="136">
            <text:p text:style-name="P5">136</text:p>
          </table:table-cell>
          <table:table-cell table:style-name="Tableau2.B2" office:value-type="float" office:value="153">
            <text:p text:style-name="P5">153</text:p>
          </table:table-cell>
          <table:table-cell table:style-name="Tableau2.B2" office:value-type="float" office:value="171">
            <text:p text:style-name="P5">171</text:p>
          </table:table-cell>
          <table:table-cell table:style-name="Tableau2.B2" office:value-type="float" office:value="190">
            <text:p text:style-name="P5">190</text:p>
          </table:table-cell>
          <table:table-cell table:style-name="Tableau2.V2" office:value-type="float" office:value="210">
            <text:p text:style-name="P5">210</text:p>
          </table:table-cell>
        </table:table-row>
      </table:table>
      <text:p text:style-name="Standard"/>
      <text:p text:style-name="P3">Sorts</text:p>
      <text:p text:style-name="Standard">Vous avez 150 niveaux de sorts à prendre, avec un maximum pour le niveau de sort égal à :</text:p>
      <text:p text:style-name="Standard">Technique + Forme + Intelligence + 10</text:p>
      <text:p text:style-name="Standard"/>
      <text:p text:style-name="Standard"><text:span text:style-name="T1">ex 1 </text:span>: Creo+6 + Herbam+7 + Intelligence+2 + 10 = sort maximum de niveau 25</text:p>
      <text:p text:style-name="Standard"><text:span text:style-name="T1">ex 2 </text:span>: Creo+3 + Herbam+2 + Intelligence-2 + 10 = sort maximum de niveau 13</text:p>
      <text:p text:style-name="Standard"/>
      <text:p text:style-name="Standard"/>
      <text:p text:style-name="P1">Dernières touches</text:p>
      <text:p text:style-name="Standard"><text:span text:style-name="T1">Confiance </text:span>: volonté et re'spect de soi. Score de 3, sauf vice ou vertu.</text:p>
      <text:p text:style-name="Standard"/>
      <text:p text:style-name="Standard"><text:span text:style-name="T1">Réputation</text:span> : neutre, donc Score de 0, sauf vice ou vertu. </text:p>
      <text:p text:style-name="Standard"/>
      <text:p text:style-name="Standard"><text:span text:style-name="T1">Traits de caractère</text:span> : de +3 à -3, nombre et niveau au choix.</text:p>
      <text:p text:style-name="Standard">Liste non exhaustive : </text:p>
      <text:p text:style-name="Standard">Positif : brave, fiable, dévoué, honnête, gentil, violent (?), respectueux , scrupuleux, droit, sage, rusé, pratique, empathique, compréhensif.</text:p>
      <text:p text:style-name="Standard">Négatif : indigne de confiance, crédule, réfléchi (?), méfiant, emporté, séditieux, avisé (?), déloyal, méprisant, naïf, stupide, frivole, insensible (?).</text:p>
      <text:p text:style-name="Standard"/>
      <text:p text:style-name="Standard"><text:span text:style-name="T1">Equipement</text:span> : attention à l'encombrement, qui peut gêner l'usage de la Mag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de savoie</meta:initial-creator>
    <meta:creation-date>2013-12-04T16:01:52.22</meta:creation-date>
    <meta:generator>OpenOffice/4.0.0$Win32 OpenOffice.org_project/400m3$Build-9702</meta:generator>
    <dc:date>2013-12-04T16:44:13.17</dc:date>
    <dc:creator>chris de savoie</dc:creator>
    <meta:editing-duration>PT42M20S</meta:editing-duration>
    <meta:editing-cycles>2</meta:editing-cycles>
    <meta:document-statistic meta:table-count="4" meta:image-count="0" meta:object-count="0" meta:page-count="2" meta:paragraph-count="129" meta:word-count="687" meta:character-count="3459"/>
  </office:meta>
</office:document-meta>
</file>